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1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21.06pt"/>
    </style:style>
    <style:style style:name="co5" style:family="table-column">
      <style:table-column-properties fo:break-before="auto" style:column-width="31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现有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4]*[.C4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table:formula="of:=[.B5]*[.C5]" office:value-type="float" office:value="1260" calcext:value-type="float">
            <text:p>126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3900" calcext:value-type="float">
            <text:p>3900</text:p>
          </table:table-cell>
          <table:table-cell table:formula="of:=5500*4-[.D12]" office:value-type="float" office:value="18100" calcext:value-type="float">
            <text:p>18100</text:p>
          </table:table-cell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/00/0000</text:date>, <text:time style:data-style-name="N2" text:time-value="20:09:31.5980355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6:10:04.025910001</meta:creation-date>
    <dc:date>2020-03-08T20:10:06.223418434</dc:date>
    <meta:editing-duration>PT6H4M24S</meta:editing-duration>
    <meta:editing-cycles>42</meta:editing-cycles>
    <meta:generator>LibreOffice/6.2.8.2$Linux_X86_64 LibreOffice_project/20$Build-2</meta:generator>
    <meta:document-statistic meta:table-count="15" meta:cell-count="488" meta:object-count="0"/>
  </office:meta>
</office:document-meta>
</file>